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81cm" svg:stroke-color="#e8a202" draw:marker-start="" draw:marker-start-width="0.215cm" draw:marker-start-center="false" draw:marker-end="" draw:marker-end-width="0.215cm" draw:marker-end-center="false" svg:stroke-opacity="100%" draw:fill="solid" draw:fill-color="#ffe994" draw:opacity="100%" draw:textarea-horizontal-align="center" draw:textarea-vertical-align="middle" draw:auto-grow-height="false" draw:auto-grow-width="false" fo:min-height="7.639cm" fo:min-width="6.585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svg:stroke-opacity="100%" draw:fill="solid" draw:fill-color="#e8f2a1" draw:opacity="100%" draw:textarea-horizontal-align="center" draw:textarea-vertical-align="middle" draw:auto-grow-height="false" draw:auto-grow-width="false" fo:min-height="8.085cm" fo:min-width="7.033cm" fo:padding-top="0.657cm" fo:padding-bottom="0.657cm" fo:padding-left="0.572cm" fo:padding-right="0.572cm" fo:wrap-option="wrap" draw:shadow="hidden" draw:shadow-offset-x="0.2cm" draw:shadow-offset-y="0.2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81cm" svg:stroke-color="#ed4c05" draw:marker-start="" draw:marker-start-width="0.215cm" draw:marker-start-center="false" draw:marker-end="" draw:marker-end-width="0.215cm" draw:marker-end-center="false" svg:stroke-opacity="100%" draw:fill="solid" draw:fill-color="#ffaa95" draw:opacity="100%" draw:textarea-horizontal-align="center" draw:textarea-vertical-align="middle" draw:auto-grow-height="false" draw:auto-grow-width="false" fo:min-height="7.639cm" fo:min-width="6.587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b47804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e994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b47804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font-variant="normal" fo:text-transform="none" fo:color="#468a1a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e8f2a1" draw:opacity="100%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variant="normal" fo:text-transform="none" fo:color="#468a1a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be480a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aa95" draw:opacity="100%"/>
      <style:paragraph-properties fo:margin-left="0cm" fo:margin-right="0cm" fo:margin-top="0cm" fo:margin-bottom="0cm" fo:line-height="100%" fo:text-indent="0cm" style:writing-mode="lr-tb" style:font-independent-line-spacing="true"/>
      <style:text-properties fo:font-variant="normal" fo:text-transform="none" fo:color="#be480a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b47804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68a1a" loext:opacity="100%" style:text-outline="false" style:text-line-through-style="none" style:text-line-through-type="none" style:text-position="0% 100%" style:font-name="Liberation Sans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be480a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174cm" svg:height="9.396cm" svg:x="5.4cm" svg:y="1cm">
          <text:p text:style-name="P1"><text:span text:style-name="T1">Network Communication Submodule</text:span></text:p>
          <draw:enhanced-geometry svg:viewBox="0 0 1506471 1310630" draw:text-areas="?f22 ?f24 ?f23 ?f25" draw:glue-points="?f15 ?f16 ?f17 ?f18 ?f19 ?f18 ?f20 ?f16 ?f19 ?f21 ?f17 ?f21 ?f15 ?f16" draw:mirror-horizontal="false" draw:mirror-vertical="false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2" draw:text-style-name="P4" draw:layer="layout" svg:width="8.176cm" svg:height="9.398cm" svg:x="1.2cm" svg:y="8.675cm">
          <text:p text:style-name="P3"><text:span text:style-name="T2">User Interface Modules</text:span></text:p>
          <draw:enhanced-geometry svg:viewBox="0 0 1506471 1310630" draw:text-areas="?f22 ?f24 ?f23 ?f25" draw:glue-points="?f15 ?f16 ?f17 ?f18 ?f19 ?f18 ?f20 ?f16 ?f19 ?f21 ?f17 ?f21 ?f15 ?f16" draw:mirror-horizontal="false" draw:mirror-vertical="false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3" draw:text-style-name="P6" draw:layer="layout" svg:width="8.176cm" svg:height="9.396cm" svg:x="9.724cm" svg:y="8.679cm">
          <text:p text:style-name="P5"><text:span text:style-name="T3">Forecasting Engine Submodule</text:span></text:p>
          <draw:enhanced-geometry svg:viewBox="0 0 1506471 1310630" draw:text-areas="?f22 ?f24 ?f23 ?f25" draw:glue-points="?f15 ?f16 ?f17 ?f18 ?f19 ?f18 ?f20 ?f16 ?f19 ?f21 ?f17 ?f21 ?f15 ?f16" draw:mirror-horizontal="false" draw:mirror-vertical="false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Todor Balabanov</meta:initial-creator>
    <meta:creation-date>2021-09-21T10:45:36.383601152</meta:creation-date>
    <dc:date>2021-09-21T10:54:09.613459329</dc:date>
    <dc:creator>Todor Balabanov</dc:creator>
    <meta:editing-duration>PT8M35S</meta:editing-duration>
    <meta:editing-cycles>1</meta:editing-cycles>
    <meta:document-statistic meta:object-count="3"/>
    <meta:generator>LibreOffice/7.0.6.2$MacOSX_X86_64 LibreOffice_project/144abb84a525d8e30c9dbbefa69cbbf2d8d4ae3b</meta:generator>
  </office:meta>
</office:document-meta>
</file>